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81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1351800" calcext:value-type="float">
            <text:p>1351800</text:p>
          </table:table-cell>
          <table:table-cell office:value-type="float" office:value="1340200" calcext:value-type="float">
            <text:p>1340200</text:p>
          </table:table-cell>
          <table:table-cell office:value-type="float" office:value="1426100" calcext:value-type="float">
            <text:p>1426100</text:p>
          </table:table-cell>
          <table:table-cell office:value-type="float" office:value="1411000" calcext:value-type="float">
            <text:p>1411000</text:p>
          </table:table-cell>
          <table:table-cell office:value-type="float" office:value="1343600" calcext:value-type="float">
            <text:p>1343600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1320000" calcext:value-type="float">
            <text:p>-1320000</text:p>
          </table:table-cell>
          <table:table-cell office:value-type="float" office:value="-1311300" calcext:value-type="float">
            <text:p>-1311300</text:p>
          </table:table-cell>
          <table:table-cell office:value-type="float" office:value="-1385500" calcext:value-type="float">
            <text:p>-1385500</text:p>
          </table:table-cell>
          <table:table-cell office:value-type="float" office:value="-1391300" calcext:value-type="float">
            <text:p>-1391300</text:p>
          </table:table-cell>
          <table:table-cell office:value-type="float" office:value="-1313400" calcext:value-type="float">
            <text:p>-1313400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31800" calcext:value-type="float">
            <text:p>31800</text:p>
          </table:table-cell>
          <table:table-cell office:value-type="float" office:value="28900" calcext:value-type="float">
            <text:p>28900</text:p>
          </table:table-cell>
          <table:table-cell office:value-type="float" office:value="40600" calcext:value-type="float">
            <text:p>40600</text:p>
          </table:table-cell>
          <table:table-cell office:value-type="float" office:value="19700" calcext:value-type="float">
            <text:p>19700</text:p>
          </table:table-cell>
          <table:table-cell office:value-type="float" office:value="30200" calcext:value-type="float">
            <text:p>30200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18200" calcext:value-type="float">
            <text:p>18200</text:p>
          </table:table-cell>
          <table:table-cell office:value-type="float" office:value="13800" calcext:value-type="float">
            <text:p>13800</text:p>
          </table:table-cell>
          <table:table-cell office:value-type="float" office:value="26200" calcext:value-type="float">
            <text:p>26200</text:p>
          </table:table-cell>
          <table:table-cell office:value-type="float" office:value="-4300" calcext:value-type="float">
            <text:p>-4300</text:p>
          </table:table-cell>
          <table:table-cell office:value-type="float" office:value="9800" calcext:value-type="float">
            <text:p>9800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0.64" calcext:value-type="float">
            <text:p>0,64</text:p>
          </table:table-cell>
          <table:table-cell office:value-type="float" office:value="0.49" calcext:value-type="float">
            <text:p>0,49</text:p>
          </table:table-cell>
          <table:table-cell office:value-type="float" office:value="0.93" calcext:value-type="float">
            <text:p>0,93</text:p>
          </table:table-cell>
          <table:table-cell office:value-type="float" office:value="-0.15" calcext:value-type="float">
            <text:p>-0,15</text:p>
          </table:table-cell>
          <table:table-cell office:value-type="float" office:value="0.35" calcext:value-type="float">
            <text:p>0,35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table:number-columns-repeated="5" office:value-type="float" office:value="28267728" calcext:value-type="float">
            <text:p>28267728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701300" calcext:value-type="float">
            <text:p>701300</text:p>
          </table:table-cell>
          <table:table-cell office:value-type="float" office:value="665000" calcext:value-type="float">
            <text:p>665000</text:p>
          </table:table-cell>
          <table:table-cell office:value-type="float" office:value="662800" calcext:value-type="float">
            <text:p>662800</text:p>
          </table:table-cell>
          <table:table-cell office:value-type="float" office:value="705900" calcext:value-type="float">
            <text:p>705900</text:p>
          </table:table-cell>
          <table:table-cell office:value-type="float" office:value="768000" calcext:value-type="float">
            <text:p>768000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208100" calcext:value-type="float">
            <text:p>208100</text:p>
          </table:table-cell>
          <table:table-cell office:value-type="float" office:value="190400" calcext:value-type="float">
            <text:p>190400</text:p>
          </table:table-cell>
          <table:table-cell office:value-type="float" office:value="220200" calcext:value-type="float">
            <text:p>220200</text:p>
          </table:table-cell>
          <table:table-cell office:value-type="float" office:value="265100" calcext:value-type="float">
            <text:p>265100</text:p>
          </table:table-cell>
          <table:table-cell office:value-type="float" office:value="271100" calcext:value-type="float">
            <text:p>271100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909400" calcext:value-type="float">
            <text:p>909400</text:p>
          </table:table-cell>
          <table:table-cell office:value-type="float" office:value="855400" calcext:value-type="float">
            <text:p>855400</text:p>
          </table:table-cell>
          <table:table-cell office:value-type="float" office:value="923500" calcext:value-type="float">
            <text:p>923500</text:p>
          </table:table-cell>
          <table:table-cell office:value-type="float" office:value="978100" calcext:value-type="float">
            <text:p>978100</text:p>
          </table:table-cell>
          <table:table-cell office:value-type="float" office:value="1041600" calcext:value-type="float">
            <text:p>1041600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409700" calcext:value-type="float">
            <text:p>409700</text:p>
          </table:table-cell>
          <table:table-cell office:value-type="float" office:value="400200" calcext:value-type="float">
            <text:p>400200</text:p>
          </table:table-cell>
          <table:table-cell office:value-type="float" office:value="405600" calcext:value-type="float">
            <text:p>405600</text:p>
          </table:table-cell>
          <table:table-cell office:value-type="float" office:value="408500" calcext:value-type="float">
            <text:p>408500</text:p>
          </table:table-cell>
          <table:table-cell office:value-type="float" office:value="428200" calcext:value-type="float">
            <text:p>428200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499700" calcext:value-type="float">
            <text:p>499700</text:p>
          </table:table-cell>
          <table:table-cell office:value-type="float" office:value="455200" calcext:value-type="float">
            <text:p>455200</text:p>
          </table:table-cell>
          <table:table-cell office:value-type="float" office:value="517900" calcext:value-type="float">
            <text:p>517900</text:p>
          </table:table-cell>
          <table:table-cell office:value-type="float" office:value="569600" calcext:value-type="float">
            <text:p>569600</text:p>
          </table:table-cell>
          <table:table-cell office:value-type="float" office:value="613400" calcext:value-type="float">
            <text:p>613400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909400" calcext:value-type="float">
            <text:p>909400</text:p>
          </table:table-cell>
          <table:table-cell office:value-type="float" office:value="855400" calcext:value-type="float">
            <text:p>855400</text:p>
          </table:table-cell>
          <table:table-cell office:value-type="float" office:value="923500" calcext:value-type="float">
            <text:p>923500</text:p>
          </table:table-cell>
          <table:table-cell office:value-type="float" office:value="978100" calcext:value-type="float">
            <text:p>978100</text:p>
          </table:table-cell>
          <table:table-cell office:value-type="float" office:value="1041600" calcext:value-type="float">
            <text:p>10416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1:36:19.4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9S</meta:editing-duration>
    <meta:editing-cycles>3</meta:editing-cycles>
    <meta:generator>LibreOffice/5.4.2.2$Windows_X86_64 LibreOffice_project/22b09f6418e8c2d508a9eaf86b2399209b0990f4</meta:generator>
    <dc:date>2017-11-22T11:36:37.225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